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87faa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font-size="13pt" style:font-size-asian="13pt" style:font-size-complex="13pt"/>
    </style:style>
    <style:style style:name="P4" style:family="paragraph" style:parent-style-name="Standard">
      <style:text-properties fo:color="#000000" fo:font-size="13pt" style:text-underline-style="none" fo:font-weight="normal" officeooo:rsid="001004d6" officeooo:paragraph-rsid="00170754" style:font-size-asian="13pt" style:font-weight-asian="normal" style:font-size-complex="13pt" style:font-weight-complex="normal"/>
    </style:style>
    <style:style style:name="P5" style:family="paragraph" style:parent-style-name="Standard">
      <style:text-properties fo:color="#000000" fo:font-size="13pt" style:text-underline-style="none" fo:font-weight="normal" officeooo:rsid="000b749d" officeooo:paragraph-rsid="00170754" style:font-size-asian="13pt" style:font-weight-asian="normal" style:font-size-complex="13pt" style:font-weight-complex="normal"/>
    </style:style>
    <style:style style:name="P6" style:family="paragraph" style:parent-style-name="Standard">
      <style:text-properties fo:color="#000000" fo:language="en" fo:country="IN" style:font-name-asian="WenQuanYi Micro Hei" style:font-name-complex="Liberation Serif1"/>
    </style:style>
    <style:style style:name="P7" style:family="paragraph" style:parent-style-name="Standard">
      <style:text-properties fo:font-size="14pt" fo:font-weight="normal" officeooo:rsid="000b749d" officeooo:paragraph-rsid="00170754" style:font-size-asian="14pt" style:font-weight-asian="normal" style:font-size-complex="14pt" style:font-weight-complex="normal"/>
    </style:style>
    <style:style style:name="P8" style:family="paragraph" style:parent-style-name="Standard">
      <style:text-properties officeooo:rsid="001004d6" officeooo:paragraph-rsid="00170754"/>
    </style:style>
    <style:style style:name="P9" style:family="paragraph" style:parent-style-name="Standard">
      <style:paragraph-properties fo:text-align="center" style:justify-single-word="false"/>
      <style:text-properties fo:color="#0000cc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margin-top="0in" fo:margin-bottom="0.139in" style:contextual-spacing="false" fo:line-height="115%" style:vertical-align="auto">
        <style:tab-stops>
          <style:tab-stop style:position="0.4925in"/>
        </style:tab-stops>
      </style:paragraph-properties>
    </style:style>
    <style:style style:name="P12" style:family="paragraph" style:parent-style-name="Standard">
      <style:paragraph-properties fo:margin-top="0in" fo:margin-bottom="0.139in" style:contextual-spacing="false" fo:line-height="115%" style:vertical-align="auto">
        <style:tab-stops>
          <style:tab-stop style:position="0.4925in"/>
        </style:tab-stops>
      </style:paragraph-properties>
      <style:text-properties fo:color="#000000" fo:language="en" fo:country="IN" style:font-name-asian="WenQuanYi Micro Hei" style:font-name-complex="Liberation Serif1"/>
    </style:style>
    <style:style style:name="P13" style:family="paragraph" style:parent-style-name="Standard">
      <style:paragraph-properties fo:margin-top="0in" fo:margin-bottom="0.139in" style:contextual-spacing="false" fo:line-height="115%" style:vertical-align="auto">
        <style:tab-stops>
          <style:tab-stop style:position="0.4925in"/>
        </style:tab-stops>
      </style:paragraph-properties>
      <style:text-properties fo:color="#000000" fo:language="en" fo:country="IN" officeooo:rsid="00172a3b" officeooo:paragraph-rsid="00187faa" style:font-name-asian="WenQuanYi Micro Hei" style:font-name-complex="Liberation Serif1"/>
    </style:style>
    <style:style style:name="P14" style:family="paragraph" style:parent-style-name="Standard">
      <style:paragraph-properties fo:margin-top="0in" fo:margin-bottom="0.139in" style:contextual-spacing="false" fo:line-height="115%" fo:text-align="start" style:justify-single-word="false" style:vertical-align="auto">
        <style:tab-stops>
          <style:tab-stop style:position="0.4925in"/>
        </style:tab-stops>
      </style:paragraph-properties>
      <style:text-properties fo:color="#000000" fo:language="en" fo:country="IN" officeooo:rsid="00187faa" officeooo:paragraph-rsid="00187faa" style:font-name-asian="WenQuanYi Micro Hei" style:font-name-complex="Liberation Serif1"/>
    </style:style>
    <style:style style:name="P15" style:family="paragraph" style:parent-style-name="Standard">
      <style:paragraph-properties fo:margin-top="0in" fo:margin-bottom="0.139in" style:contextual-spacing="false" fo:line-height="115%" fo:text-align="start" style:justify-single-word="false" style:vertical-align="auto">
        <style:tab-stops>
          <style:tab-stop style:position="0.4925in"/>
        </style:tab-stops>
      </style:paragraph-properties>
      <style:text-properties fo:color="#000000" fo:language="en" fo:country="IN" officeooo:rsid="001a0d04" officeooo:paragraph-rsid="001a0d04" style:font-name-asian="WenQuanYi Micro Hei" style:font-name-complex="Liberation Serif1"/>
    </style:style>
    <style:style style:name="P16" style:family="paragraph" style:parent-style-name="Standard">
      <style:paragraph-properties fo:margin-top="0in" fo:margin-bottom="0.139in" style:contextual-spacing="false" fo:line-height="115%" style:vertical-align="auto">
        <style:tab-stops>
          <style:tab-stop style:position="0.4925in"/>
        </style:tab-stops>
      </style:paragraph-properties>
      <style:text-properties fo:color="#000000"/>
    </style:style>
    <style:style style:name="P17" style:family="paragraph" style:parent-style-name="Standard">
      <style:paragraph-properties fo:margin-top="0in" fo:margin-bottom="0.139in" style:contextual-spacing="false" fo:line-height="115%" fo:text-align="start" style:justify-single-word="false" style:vertical-align="auto">
        <style:tab-stops>
          <style:tab-stop style:position="0.4925in"/>
        </style:tab-stops>
      </style:paragraph-properties>
      <style:text-properties officeooo:rsid="00172a3b" officeooo:paragraph-rsid="00187faa"/>
    </style:style>
    <style:style style:name="P18" style:family="paragraph" style:parent-style-name="Standard">
      <style:paragraph-properties fo:margin-top="0in" fo:margin-bottom="0.139in" style:contextual-spacing="false" fo:line-height="115%" style:vertical-align="auto">
        <style:tab-stops>
          <style:tab-stop style:position="0.4925in"/>
        </style:tab-stops>
      </style:paragraph-properties>
      <style:text-properties fo:color="#ff0000" fo:language="en" fo:country="IN" style:text-underline-style="solid" style:text-underline-width="auto" style:text-underline-color="font-color" fo:font-weight="bold" style:font-name-asian="WenQuanYi Micro Hei" style:font-weight-asian="bold" style:font-name-complex="Liberation Serif1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color="#0000cc" fo:font-weight="bold" style:font-weight-asian="bold" style:font-weight-complex="bold"/>
    </style:style>
    <style:style style:name="P20" style:family="paragraph" style:parent-style-name="Standard">
      <style:text-properties fo:color="#000000" fo:font-size="11pt" style:text-underline-style="none" fo:font-weight="normal" officeooo:paragraph-rsid="001c8099" style:font-size-asian="11pt" style:font-weight-asian="normal" style:font-size-complex="11pt" style:font-weight-complex="normal"/>
    </style:style>
    <style:style style:name="P21" style:family="paragraph" style:parent-style-name="Standard">
      <style:text-properties officeooo:paragraph-rsid="001c8099"/>
    </style:style>
    <style:style style:name="P22" style:family="paragraph" style:parent-style-name="Standard">
      <style:paragraph-properties fo:margin-top="0in" fo:margin-bottom="0.139in" style:contextual-spacing="false" fo:line-height="115%" style:vertical-align="auto">
        <style:tab-stops>
          <style:tab-stop style:position="0.4925in"/>
        </style:tab-stops>
      </style:paragraph-properties>
      <style:text-properties fo:color="#000000" fo:language="en" fo:country="IN" officeooo:rsid="001ba9fc" officeooo:paragraph-rsid="001c8099" style:font-name-asian="WenQuanYi Micro Hei" style:font-name-complex="Liberation Serif1"/>
    </style:style>
    <style:style style:name="P23" style:family="paragraph" style:parent-style-name="Standard">
      <style:paragraph-properties fo:margin-top="0in" fo:margin-bottom="0.139in" style:contextual-spacing="false" fo:line-height="115%" style:vertical-align="auto">
        <style:tab-stops>
          <style:tab-stop style:position="0.4925in"/>
        </style:tab-stops>
      </style:paragraph-properties>
      <style:text-properties fo:color="#000000" fo:language="en" fo:country="IN" officeooo:paragraph-rsid="001c8099" style:font-name-asian="WenQuanYi Micro Hei" style:font-name-complex="Liberation Serif1"/>
    </style:style>
    <style:style style:name="P24" style:family="paragraph" style:parent-style-name="Standard">
      <style:paragraph-properties fo:margin-top="0in" fo:margin-bottom="0.139in" style:contextual-spacing="false" fo:line-height="115%" style:vertical-align="auto">
        <style:tab-stops>
          <style:tab-stop style:position="0.4925in"/>
        </style:tab-stops>
      </style:paragraph-properties>
      <style:text-properties fo:color="#000000" fo:language="en" fo:country="IN" officeooo:rsid="001c0ffd" officeooo:paragraph-rsid="001c8099" style:font-name-asian="WenQuanYi Micro Hei" style:font-name-complex="Liberation Serif1"/>
    </style:style>
    <style:style style:name="P25" style:family="paragraph" style:parent-style-name="Standard">
      <style:paragraph-properties fo:margin-top="0in" fo:margin-bottom="0.139in" style:contextual-spacing="false" fo:line-height="115%" style:vertical-align="auto">
        <style:tab-stops>
          <style:tab-stop style:position="0.4925in"/>
        </style:tab-stops>
      </style:paragraph-properties>
      <style:text-properties fo:color="#000000" fo:font-size="13pt" fo:language="en" fo:country="IN" style:text-underline-style="none" fo:font-weight="normal" officeooo:rsid="001c0ffd" officeooo:paragraph-rsid="001c8099" style:font-name-asian="WenQuanYi Micro Hei" style:font-size-asian="13pt" style:font-weight-asian="normal" style:font-name-complex="Liberation Serif1" style:font-size-complex="13pt" style:font-weight-complex="normal"/>
    </style:style>
    <style:style style:name="P26" style:family="paragraph" style:parent-style-name="Standard">
      <style:paragraph-properties fo:margin-top="0in" fo:margin-bottom="0.139in" style:contextual-spacing="false" fo:line-height="115%" style:vertical-align="auto">
        <style:tab-stops>
          <style:tab-stop style:position="0.4925in"/>
        </style:tab-stops>
      </style:paragraph-properties>
      <style:text-properties fo:color="#000000" fo:font-size="11pt" fo:language="en" fo:country="IN" style:text-underline-style="none" fo:font-weight="normal" officeooo:rsid="001c0ffd" officeooo:paragraph-rsid="001c8099" fo:background-color="#ffffff" style:font-name-asian="WenQuanYi Micro Hei" style:font-size-asian="11pt" style:font-weight-asian="normal" style:font-name-complex="Liberation Serif1" style:font-size-complex="11pt" style:font-weight-complex="normal"/>
    </style:style>
    <style:style style:name="P27" style:family="paragraph" style:parent-style-name="Standard">
      <style:paragraph-properties fo:margin-top="0in" fo:margin-bottom="0.139in" style:contextual-spacing="false" fo:line-height="115%" style:vertical-align="auto">
        <style:tab-stops>
          <style:tab-stop style:position="0.4925in"/>
        </style:tab-stops>
      </style:paragraph-properties>
      <style:text-properties fo:color="#000000" fo:font-size="11pt" fo:language="en" fo:country="IN" style:text-underline-style="none" fo:font-weight="normal" officeooo:rsid="001c0ffd" officeooo:paragraph-rsid="001c8099" style:font-name-asian="WenQuanYi Micro Hei" style:font-size-asian="11pt" style:font-weight-asian="normal" style:font-name-complex="Liberation Serif1" style:font-size-complex="11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3pt" style:text-underline-style="none" officeooo:rsid="001004d6" style:font-size-asian="13pt" style:font-size-complex="13pt"/>
    </style:style>
    <style:style style:name="T4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5" style:family="text">
      <style:text-properties fo:color="#000000" fo:font-size="13pt" style:text-underline-style="none" fo:font-weight="normal" officeooo:rsid="001c0ffd" style:font-size-asian="13pt" style:font-weight-asian="normal" style:font-size-complex="13pt" style:font-weight-complex="normal"/>
    </style:style>
    <style:style style:name="T6" style:family="text">
      <style:text-properties fo:color="#000000" fo:language="en" fo:country="IN" style:font-name-asian="WenQuanYi Micro Hei" style:font-name-complex="Liberation Serif1"/>
    </style:style>
    <style:style style:name="T7" style:family="text">
      <style:text-properties fo:color="#000000" fo:language="en" fo:country="IN" officeooo:rsid="00187faa" style:font-name-asian="WenQuanYi Micro Hei" style:font-name-complex="Liberation Serif1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T11" style:family="text">
      <style:text-properties officeooo:rsid="001bf36f"/>
    </style:style>
    <style:style style:name="T12" style:family="text">
      <style:text-properties officeooo:rsid="001004d6"/>
    </style:style>
    <style:style style:name="T13" style:family="text">
      <style:text-properties officeooo:rsid="00187faa"/>
    </style:style>
    <style:style style:name="T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5" style:family="text">
      <style:text-properties fo:font-size="11pt" style:text-underline-style="none" fo:font-weight="normal" officeooo:rsid="001c0ffd" style:font-size-asian="11pt" style:font-weight-asian="normal" style:font-size-complex="11pt" style:font-weight-complex="normal"/>
    </style:style>
    <style:style style:name="T16" style:family="text">
      <style:text-properties fo:font-size="11pt" style:text-underline-style="none" fo:font-weight="normal" fo:background-color="#ffffff" loext:char-shading-value="0" style:font-size-asian="11pt" style:font-weight-asian="normal" style:font-size-complex="11pt" style:font-weight-complex="normal"/>
    </style:style>
    <style:style style:name="T17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18" style:family="text">
      <style:text-properties fo:font-size="13pt" style:text-underline-style="none" fo:font-weight="normal" officeooo:rsid="001c0ffd" style:font-size-asian="13pt" style:font-weight-asian="normal" style:font-size-complex="13pt" style:font-weight-complex="normal"/>
    </style:style>
    <style:style style:name="T19" style:family="text">
      <style:text-properties fo:font-size="13pt" style:text-underline-style="none" fo:font-weight="normal" fo:background-color="#ffffff" loext:char-shading-value="0" style:font-size-asian="13pt" style:font-weight-asian="normal" style:font-size-complex="13pt" style:font-weight-complex="normal"/>
    </style:style>
    <style:style style:name="T20" style:family="text">
      <style:text-properties fo:color="#ff0000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/>V19CE7 – Assessment-2<text:bookmark text:name="_GoBack"/></text:p>
      <text:p text:style-name="P9">__________________________________________________________________________________</text:p>
      <text:p text:style-name="Standard"/>
      <text:p text:style-name="P10">Objective questions:</text:p>
      <text:p text:style-name="Standard"/>
      <text:p text:style-name="P3">1) #include&lt;stdio.h&gt;</text:p>
      <text:p text:style-name="Standard"><text:span text:style-name="T2"><text:s text:c="7"/></text:span><text:bookmark-start text:name="__DdeLink__2282_1156882603"/><text:span text:style-name="T2">main()</text:span></text:p>
      <text:p text:style-name="P3"><text:s text:c="7"/>{</text:p>
      <text:p text:style-name="P3"><text:tab/><text:tab/>unsigned int i=5,c;</text:p>
      <text:p text:style-name="P3"><text:tab/><text:tab/>for(c=0;i;c++)</text:p>
      <text:p text:style-name="P3"><text:tab/><text:tab/>i&amp;=i-1;</text:p>
      <text:p text:style-name="P3"><text:tab/><text:tab/>printf("%d\n",c);</text:p>
      <text:p text:style-name="P3"><text:s text:c="6"/>}</text:p>
      <text:p text:style-name="Standard"><text:bookmark-end text:name="__DdeLink__2282_1156882603"/></text:p>
      <text:p text:style-name="P3">2) #include&lt;stdio.h&gt;</text:p>
      <text:p text:style-name="P3"><text:s text:c="6"/>main()</text:p>
      <text:p text:style-name="P3"><text:s text:c="6"/>{</text:p>
      <text:p text:style-name="P3"><text:tab/><text:tab/>int i=20,j,k=0;</text:p>
      <text:p text:style-name="P3"><text:tab/><text:tab/>for(j=1;j&lt;i;j=a+4*(i/j))</text:p>
      <text:p text:style-name="P3"><text:tab/><text:tab/>k+=j&lt;10?4:3;<text:tab/><text:tab/></text:p>
      <text:p text:style-name="P3"><text:tab/>printf("%d\n",k); <text:s text:c="5"/></text:p>
      <text:p text:style-name="P3"><text:tab/>}</text:p>
      <text:p text:style-name="Standard"/>
      <text:p text:style-name="P3">3) #include&lt;stdio.h&gt;</text:p>
      <text:p text:style-name="P3"><text:s text:c="6"/>main()</text:p>
      <text:p text:style-name="P3"><text:s text:c="6"/>{</text:p>
      <text:p text:style-name="P3"><text:tab/>char *a,*b;</text:p>
      <text:p text:style-name="P3"><text:tab/>a=b=NULL;</text:p>
      <text:p text:style-name="P3"><text:tab/>a++;</text:p>
      <text:p text:style-name="P3"><text:tab/>b++;</text:p>
      <text:p text:style-name="P3"><text:tab/>b++;</text:p>
      <text:p text:style-name="P3"><text:tab/>printf("%d\n",a+b);</text:p>
      <text:p text:style-name="P3"><text:tab/>printf("%d\n",a-b);</text:p>
      <text:p text:style-name="P3"><text:s text:c="6"/>}</text:p>
      <text:p text:style-name="Standard"/>
      <text:p text:style-name="P3">4) <text:s/>#include&lt;stdio.h&gt;</text:p>
      <text:p text:style-name="P3"><text:s text:c="7"/>main()</text:p>
      <text:p text:style-name="P3"><text:s text:c="7"/>{</text:p>
      <text:p text:style-name="P3"><text:tab/>int arr[]={12,13,14,15,16};</text:p>
      <text:p text:style-name="P3"><text:tab/>printf("%d ,%d ,%d\n",sizeof(arr),sizeof(*arr),sizeof(arr[0]));</text:p>
      <text:p text:style-name="Standard"/>
      <text:p text:style-name="P3"><text:s text:c="6"/>}</text:p>
      <text:p text:style-name="P3"><text:tab/></text:p>
      <text:p text:style-name="Standard"/>
      <text:p text:style-name="Standard"/>
      <text:p text:style-name="Standard"/>
      <text:p text:style-name="P3"><text:soft-page-break/>5) <text:s text:c="6"/>#include&lt;stdio.h&gt;</text:p>
      <text:p text:style-name="P3"><text:tab/>int main()</text:p>
      <text:p text:style-name="P3"><text:tab/>{</text:p>
      <text:p text:style-name="P3"><text:tab/><text:tab/>int a[] = {10,20,30,40,50};</text:p>
      <text:p text:style-name="P3"><text:tab/><text:tab/>char *p = a;</text:p>
      <text:p text:style-name="P3"><text:tab/><text:tab/>int i;</text:p>
      <text:p text:style-name="P3"><text:tab/><text:tab/>for(i=0;i&lt;5;i++)<text:line-break/><text:tab/><text:tab/>printf(“%d <text:s/>“, *++p);</text:p>
      <text:p text:style-name="P3"><text:tab/>}</text:p>
      <text:p text:style-name="P3"/>
      <text:p text:style-name="Standard">6)<text:tab/>#include&lt;stdio.h&gt;</text:p>
      <text:p text:style-name="Standard"><text:tab/>int main()</text:p>
      <text:p text:style-name="Standard"><text:tab/>{</text:p>
      <text:p text:style-name="Standard"><text:tab/><text:tab/>int a[] = {51,21,3,4};</text:p>
      <text:p text:style-name="Standard"><text:tab/><text:tab/>int b[4] = {51,16,7,8};</text:p>
      <text:p text:style-name="Standard"><text:tab/><text:tab/>printf("%d %c\n", a[0]==b[0],a[0]);</text:p>
      <text:p text:style-name="Standard"><text:tab/>}</text:p>
      <text:p text:style-name="Standard"/>
      <text:p text:style-name="Standard"/>
      <text:p text:style-name="Standard">7)<text:tab/>main()</text:p>
      <text:p text:style-name="Standard"><text:tab/>{</text:p>
      <text:p text:style-name="Standard"><text:tab/>switch(1)</text:p>
      <text:p text:style-name="Standard"><text:tab/>{</text:p>
      <text:p text:style-name="Standard"><text:tab/><text:tab/>case 0:printf("case1");</text:p>
      <text:p text:style-name="Standard"><text:tab/><text:tab/><text:tab/>break;</text:p>
      <text:p text:style-name="Standard"><text:tab/><text:tab/>case '0':printf("case2");</text:p>
      <text:p text:style-name="Standard"><text:tab/><text:tab/><text:tab/>break;</text:p>
      <text:p text:style-name="Standard"><text:tab/><text:tab/>default:printf("case3");</text:p>
      <text:p text:style-name="Standard"><text:tab/><text:tab/><text:tab/>break;</text:p>
      <text:p text:style-name="Standard"><text:tab/>}</text:p>
      <text:p text:style-name="Standard"><text:tab/>}</text:p>
      <text:p text:style-name="Standard"/>
      <text:p text:style-name="Standard">8)<text:tab/>main()<text:tab/></text:p>
      <text:p text:style-name="Standard"><text:tab/>{</text:p>
      <text:p text:style-name="Standard"><text:tab/>int a=10;</text:p>
      <text:p text:style-name="Standard"><text:tab/>switch(a)</text:p>
      <text:p text:style-name="Standard"><text:tab/>{</text:p>
      <text:p text:style-name="Standard"><text:tab/><text:tab/>case 10:</text:p>
      <text:p text:style-name="Standard"><text:tab/><text:tab/>case 20:</text:p>
      <text:p text:style-name="Standard"><text:tab/><text:tab/>case 30:</text:p>
      <text:p text:style-name="Standard"><text:tab/><text:tab/>default:printf("default");</text:p>
      <text:p text:style-name="Standard"><text:tab/>}</text:p>
      <text:p text:style-name="Standard"><text:tab/>}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9)<text:tab/>int main()</text:p>
      <text:p text:style-name="Standard"><text:tab/>{</text:p>
      <text:p text:style-name="Standard"><text:tab/> <text:s text:c="3"/>int fun(int);</text:p>
      <text:p text:style-name="Standard"><text:tab/> <text:s text:c="3"/>int i = fun(10);</text:p>
      <text:p text:style-name="Standard"><text:tab/> <text:s text:c="3"/>printf("%d\n", --i);</text:p>
      <text:p text:style-name="Standard"><text:tab/> <text:s text:c="3"/>return 0;</text:p>
      <text:p text:style-name="Standard"><text:tab/>}</text:p>
      <text:p text:style-name="Standard"><text:tab/>int fun(int i)</text:p>
      <text:p text:style-name="Standard"><text:tab/>{</text:p>
      <text:p text:style-name="Standard"><text:tab/> <text:s text:c="2"/>return (i++);</text:p>
      <text:p text:style-name="Standard"><text:tab/>}</text:p>
      <text:p text:style-name="Standard"/>
      <text:p text:style-name="Standard">10)<text:tab/>main()</text:p>
      <text:p text:style-name="Standard"><text:tab/>{</text:p>
      <text:p text:style-name="Standard"><text:tab/><text:tab/>Printf(“%d \n”, -1&gt;&gt;4);</text:p>
      <text:p text:style-name="Standard"><text:tab/>}</text:p>
      <text:p text:style-name="Standard"/>
      <text:p text:style-name="P7">11) <text:tab/> <text:s text:c="3"/>int main() </text:p>
      <text:p text:style-name="P7"/>
      <text:p text:style-name="P7"><text:tab/> <text:s text:c="3"/>{ </text:p>
      <text:p text:style-name="P7"/>
      <text:p text:style-name="P7"><text:tab/><text:tab/>char *str = "hello, world"; </text:p>
      <text:p text:style-name="P7"/>
      <text:p text:style-name="P7"><text:tab/><text:tab/>char str1[9]; </text:p>
      <text:p text:style-name="P7"/>
      <text:p text:style-name="P7"><text:tab/><text:tab/>strncpy(str1, str, 9); </text:p>
      <text:p text:style-name="P7"/>
      <text:p text:style-name="P7"><text:tab/><text:tab/>printf("%s %d", str1, strlen(str1)); </text:p>
      <text:p text:style-name="P7"/>
      <text:p text:style-name="P7"><text:tab/> <text:s text:c="3"/>}</text:p>
      <text:p text:style-name="P7">12) <text:tab/>int main() </text:p>
      <text:p text:style-name="P7"><text:tab/>{ </text:p>
      <text:p text:style-name="P7"><text:tab/><text:tab/>char str[]="india"; </text:p>
      <text:p text:style-name="P7"><text:tab/><text:tab/>char *ptr=str; </text:p>
      <text:p text:style-name="P7"><text:tab/> </text:p>
      <text:p text:style-name="P7"><text:tab/><text:tab/>while(*ptr!='\0') </text:p>
      <text:p text:style-name="P7"><text:tab/><text:tab/><text:tab/>printf("%c",++*ptr++); </text:p>
      <text:p text:style-name="P7"><text:tab/> </text:p>
      <text:p text:style-name="P7"><text:tab/><text:tab/>printf("\n"); </text:p>
      <text:p text:style-name="P7"><text:tab/><text:tab/> </text:p>
      <text:p text:style-name="P7"><text:tab/><text:tab/>return 0; </text:p>
      <text:p text:style-name="P7"><text:tab/>}</text:p>
      <text:p text:style-name="P7"><text:soft-page-break/>13) <text:tab/>#include&lt;stdio.h&gt; </text:p>
      <text:p text:style-name="P7"><text:tab/>int main() </text:p>
      <text:p text:style-name="P7"><text:tab/>{ </text:p>
      <text:p text:style-name="P7"><text:tab/> <text:s text:c="3"/>printf("vector"); </text:p>
      <text:p text:style-name="P7"><text:tab/> <text:s text:c="3"/>char p[] = "%s\n"; </text:p>
      <text:p text:style-name="P7"><text:tab/> <text:s text:c="3"/>p[0] = 's'; </text:p>
      <text:p text:style-name="P7"><text:tab/> <text:s text:c="3"/>if(~0&amp;&amp;~1)<text:tab/> </text:p>
      <text:p text:style-name="P7"><text:tab/> <text:s text:c="3"/>printf(p+2, 'A'); </text:p>
      <text:p text:style-name="P7"><text:tab/> <text:s text:c="3"/>return 0; </text:p>
      <text:p text:style-name="P7"><text:tab/>}</text:p>
      <text:p text:style-name="P7">14) <text:tab/>int main() </text:p>
      <text:p text:style-name="P7"><text:tab/>{ </text:p>
      <text:p text:style-name="P7"><text:tab/> <text:s text:c="3"/>char str[] = "vector\c\cindia\0"; </text:p>
      <text:p text:style-name="P7"><text:tab/> <text:s text:c="3"/>printf("%s\n", str); </text:p>
      <text:p text:style-name="P7"><text:tab/> <text:s text:c="3"/>return 0; </text:p>
      <text:p text:style-name="P7"><text:tab/>}</text:p>
      <text:p text:style-name="P7">15)<text:tab/>int main() </text:p>
      <text:p text:style-name="P7"><text:tab/>{ </text:p>
      <text:p text:style-name="P7"><text:tab/> <text:s text:c="3"/>char str[] = "Discover"; </text:p>
      <text:p text:style-name="P7"><text:tab/> <text:s text:c="3"/>printf("%s %s %s\n", &amp;str[5], &amp;5[str], str+5); </text:p>
      <text:p text:style-name="P7"><text:tab/> <text:s text:c="3"/>printf("%c %c %c\n", *(str+6), str[6], 6[str]); </text:p>
      <text:p text:style-name="P7"><text:tab/> <text:s text:c="3"/>return 0; </text:p>
      <text:p text:style-name="P7"><text:tab/>}</text:p>
      <text:p text:style-name="P7">16)<text:tab/>#include&lt;stdio.h&gt; </text:p>
      <text:p text:style-name="P7">main() </text:p>
      <text:p text:style-name="P7">{ </text:p>
      <text:p text:style-name="P7"><text:s text:c="4"/>int a; </text:p>
      <text:p text:style-name="P7"><text:s text:c="4"/>a=f1(10); </text:p>
      <text:p text:style-name="P7"><text:s text:c="4"/>printf("%d",a); </text:p>
      <text:p text:style-name="P7">} </text:p>
      <text:p text:style-name="P7">f1(int b) </text:p>
      <text:p text:style-name="P7">{ </text:p>
      <text:p text:style-name="P7"><text:s text:c="4"/>if(b==0) </text:p>
      <text:p text:style-name="P7"><text:s text:c="8"/>return 0; </text:p>
      <text:p text:style-name="P7"><text:s text:c="4"/>else </text:p>
      <text:p text:style-name="P7"><text:s text:c="4"/>{ </text:p>
      <text:p text:style-name="P7"><text:s text:c="8"/>printf("a"); </text:p>
      <text:p text:style-name="P7"><text:s text:c="8"/>f1(b--); </text:p>
      <text:p text:style-name="P7"><text:s text:c="4"/>} </text:p>
      <text:p text:style-name="P7">}</text:p>
      <text:p text:style-name="P7"/>
      <text:p text:style-name="P7"/>
      <text:p text:style-name="P7"><text:soft-page-break/>17)<text:tab/>#include&lt;stdio.h&gt; </text:p>
      <text:p text:style-name="P7"><text:tab/>int fun(int count) </text:p>
      <text:p text:style-name="P7"><text:tab/>{ </text:p>
      <text:p text:style-name="P7"><text:tab/>printf("%d\n", count); </text:p>
      <text:p text:style-name="P7"><text:tab/>if(count &lt; 3) </text:p>
      <text:p text:style-name="P7"><text:tab/>{ </text:p>
      <text:p text:style-name="P7"><text:tab/>fun(fun(fun(++count))); </text:p>
      <text:p text:style-name="P7"><text:tab/>} </text:p>
      <text:p text:style-name="P7"><text:tab/>return count; </text:p>
      <text:p text:style-name="P7"><text:tab/>} </text:p>
      <text:p text:style-name="P7"/>
      <text:p text:style-name="P7"><text:tab/>int main() </text:p>
      <text:p text:style-name="P7"><text:tab/>{ </text:p>
      <text:p text:style-name="P7"><text:tab/>fun(1); </text:p>
      <text:p text:style-name="P7"><text:tab/>return 0; </text:p>
      <text:p text:style-name="P7"><text:tab/>} </text:p>
      <text:p text:style-name="P7"/>
      <text:p text:style-name="P7">18)<text:tab/>#include &lt;stdio.h&gt; </text:p>
      <text:p text:style-name="P7"><text:tab/>void display()</text:p>
      <text:p text:style-name="P7"><text:tab/>{ </text:p>
      <text:p text:style-name="P7"><text:tab/>printf("C\n"); </text:p>
      <text:p text:style-name="P7"><text:tab/>main(); </text:p>
      <text:p text:style-name="P7"><text:tab/>} </text:p>
      <text:p text:style-name="P7"><text:tab/>int main()</text:p>
      <text:p text:style-name="P7"><text:tab/>{ </text:p>
      <text:p text:style-name="P7"><text:tab/> printf("Hey\n"); </text:p>
      <text:p text:style-name="P7"><text:tab/> display(); </text:p>
      <text:p text:style-name="P7"><text:tab/> return 0; </text:p>
      <text:p text:style-name="P7"><text:tab/>}</text:p>
      <text:p text:style-name="P7"/>
      <text:p text:style-name="P7">19)<text:tab/><text:span text:style-name="T3">int main() </text:span></text:p>
      <text:p text:style-name="P8"><text:tab/>{ </text:p>
      <text:p text:style-name="P8"><text:tab/> <text:s text:c="3"/>static char str1[] = "<text:span text:style-name="T11">abc</text:span>"; </text:p>
      <text:p text:style-name="P8"><text:tab/> <text:s text:c="3"/>static char str2[20]; </text:p>
      <text:p text:style-name="P8"><text:tab/> <text:s text:c="3"/>static char str3[] = "<text:span text:style-name="T11">def</text:span>"; </text:p>
      <text:p text:style-name="P8"><text:tab/> <text:s text:c="3"/>int i; </text:p>
      <text:p text:style-name="P8"><text:tab/> <text:s text:c="3"/>i = strcmp(strcat(str3, strcpy(str2, str1)), "<text:span text:style-name="T11">ghi</text:span>"); </text:p>
      <text:p text:style-name="P8"><text:tab/> <text:s text:c="3"/>printf("%d\n", i); </text:p>
      <text:p text:style-name="P8"><text:tab/> <text:s text:c="3"/>return 0; </text:p>
      <text:p text:style-name="P4"><text:tab/>}</text:p>
      <text:p text:style-name="P4"/>
      <text:p text:style-name="P4"/>
      <text:p text:style-name="P4"/>
      <text:p text:style-name="P5"><text:soft-page-break/>20)<text:tab/><text:span text:style-name="T12">int main() </text:span></text:p>
      <text:p text:style-name="P8"><text:tab/>{ </text:p>
      <text:p text:style-name="P8"><text:tab/> <text:s text:c="3"/>char a[] = "c module"; </text:p>
      <text:p text:style-name="P8"><text:tab/> <text:s text:c="3"/>char *b = "C++ Module"; </text:p>
      <text:p text:style-name="P8"><text:tab/> <text:s text:c="3"/>printf("%d, %d\n", sizeof(a), sizeof(b)); </text:p>
      <text:p text:style-name="P8"><text:tab/> <text:s text:c="3"/>printf("%d, %d\n", sizeof(*a), sizeof(*b)); </text:p>
      <text:p text:style-name="P8"><text:tab/> <text:s text:c="3"/>return 0; </text:p>
      <text:p text:style-name="P4"><text:tab/>}</text:p>
      <text:p text:style-name="P3"/>
      <text:p text:style-name="P10">Theory questions:</text:p>
      <text:p text:style-name="Standard"/>
      <text:p text:style-name="Standard">1) <text:s/>Define the following. 1)Token <text:s/>2) identifier. <text:s text:c="2"/>3) keyword.</text:p>
      <text:p text:style-name="Standard">2) <text:s/>Explain the following operators. <text:s text:c="2"/>1) Relational operators. <text:s text:c="3"/>2) Logical operators.</text:p>
      <text:p text:style-name="Standard">3) <text:s/>What are the restrictions of switch case.</text:p>
      <text:p text:style-name="Standard">4) <text:s/>what is the use of break and continue keywords.</text:p>
      <text:p text:style-name="P2">5) <text:s/>what are the differences between for loop and while loop.</text:p>
      <text:p text:style-name="P2">6) <text:s/>What is code optimization. What is the advantage and disadvantage of code optimization.</text:p>
      <text:p text:style-name="P2">7) <text:s/>Write the formulae for 1) set bit <text:s/>2) clear bit <text:s/>3) complement bit.</text:p>
      <text:p text:style-name="P2">8) <text:s/>What is the size of char*. How many bytes a char* increments.</text:p>
      <text:p text:style-name="P6">9) <text:s/>If there is no memory in internal CPU registers, then registers are stored in which memory.</text:p>
      <text:p text:style-name="P11"><text:span text:style-name="T6">10)</text:span><text:span text:style-name="T1"> </text:span><text:span text:style-name="T6"><text:s/>what is the difference between object file and executable file.</text:span></text:p>
      <text:p text:style-name="P13">11) What is code-optimization? What are advantages of code-optimization?</text:p>
      <text:p text:style-name="P1"><text:span text:style-name="T13">12</text:span>) Can we declare register variable as gloabal?</text:p>
      <text:p text:style-name="P17"><text:span text:style-name="T7">13</text:span><text:span text:style-name="T6">) Can we access the addresses of registers?</text:span></text:p>
      <text:p text:style-name="P14">14) What are the return values of strcmp function?</text:p>
      <text:p text:style-name="P14">15) Write a program that converts Lower to Upper and Upper to Lower characters using bitwise.</text:p>
      <text:p text:style-name="P14">16) What are the differences between Arrays &amp; Pointers?</text:p>
      <text:p text:style-name="P15">17) What is the difference between Call by Value &amp; Call by reference?</text:p>
      <text:p text:style-name="P15">18) <text:s/>What are the types of errors are occured in C?</text:p>
      <text:p text:style-name="P15">19) What is volatile keyword?</text:p>
      <text:p text:style-name="P15">20) What are the differences between function &amp; recursion?</text:p>
      <text:p text:style-name="P18">Programming question:</text:p>
      <text:p text:style-name="P11"><text:span text:style-name="T1">1) <text:s/>Write a C program to print </text:span><text:span text:style-name="Strong_20_Emphasis"><text:span text:style-name="T8">“Hello World” without semicolon.</text:span></text:span></text:p>
      <text:p text:style-name="P16">2) <text:s/>Write a C program to print palindrome numbers from the given integer array.</text:p>
      <text:p text:style-name="P16">3) <text:s/>Write a C program to reverse the bits in a given integer.</text:p>
      <text:p text:style-name="P16">4) <text:s/>Write a C program to check the given strings are anagrams or not.</text:p>
      <text:p text:style-name="P16"><text:soft-page-break/>5) Write a C program to find that how many times sub-string is present in a given main string.</text:p>
      <text:p text:style-name="P16">6) <text:s/>Write a C program to print Armstrong numbers between 1 – 10000.</text:p>
      <text:p text:style-name="P16">7) <text:s/>Write a C program to implement user defined strrchr().</text:p>
      <text:p text:style-name="P16">8) <text:s/>Write a C program to swap 2 variables using function.</text:p>
      <text:p text:style-name="P16">9) <text:s/>Write a C program to sort a string using selection sort.</text:p>
      <text:p text:style-name="P16">10) <text:s/>Write a C program to count that how many number of times elements are present in a given array.</text:p>
      <text:p text:style-name="P22">11)<text:span text:style-name="T17"> W</text:span><text:span text:style-name="T18">rite a C program</text:span><text:span text:style-name="T17"> to find the given number is even or odd using bitwise operators.</text:span></text:p>
      <text:p text:style-name="P25">12) Write a program to print float binay formation using char *ptr.</text:p>
      <text:p text:style-name="P25">13) Write a C program to print multiplication tables from 10 to 20.</text:p>
      <text:p text:style-name="P25">14) Write a C program to print twin prime Numbers between 1 to 100.</text:p>
      <text:p text:style-name="P25">15) Write a recursive function to find the sum of digits of a given number.</text:p>
      <text:p text:style-name="P21"><text:span text:style-name="T5">16) <text:s text:c="2"/></text:span><text:span text:style-name="T4">Write a recursive function that displays a positive integer in words. For ex: if the</text:span></text:p>
      <text:p text:style-name="P23"><text:span text:style-name="T17"><text:s text:c="8"/>integer is 3412 then it is displayed as </text:span><text:span text:style-name="T19">three four one two.</text:span></text:p>
      <text:p text:style-name="P24"><text:span text:style-name="T19">17) </text:span><text:span text:style-name="T16">Write a program to delete a desired character in a given string.</text:span></text:p>
      <text:p text:style-name="P21"><text:span text:style-name="T9"><text:s text:c="4"/></text:span><text:span text:style-name="T20"><text:s/></text:span><text:span text:style-name="T10">Ex: </text:span><text:span text:style-name="T20"><text:s/></text:span><text:span text:style-name="T9">Input : embedded</text:span></text:p>
      <text:p text:style-name="P20"><text:s text:c="12"/>character: 'd'</text:p>
      <text:p text:style-name="P26"><text:s text:c="13"/>Output : embee</text:p>
      <text:p text:style-name="P24">18) <text:span text:style-name="T14">Write a program to remove the conjucutive spaces in a given string line.</text:span></text:p>
      <text:p text:style-name="P27">19) <text:s/>Write a program to find count of <text:s/>Lower characters, Upper characters, Special characters</text:p>
      <text:p text:style-name="P27"><text:s text:c="6"/>and digits occured in a given string.</text:p>
      <text:p text:style-name="P27">20) <text:s/>Write a program to accept two strings from user into two character array and copy one </text:p>
      <text:p text:style-name="P22"><text:span text:style-name="T15"><text:s text:c="7"/>by one character into another destination array.</text:span><text:tab/></text:p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vertical-align="baseline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</meta:editing-cycles>
    <meta:creation-date>2020-04-22T17:10:00</meta:creation-date>
    <dc:date>2020-04-23T06:34:38.486370089</dc:date>
    <meta:editing-duration>PT9M16S</meta:editing-duration>
    <meta:generator>LibreOffice/4.2.8.2$Linux_x86 LibreOffice_project/420m0$Build-2</meta:generator>
    <meta:document-statistic meta:table-count="0" meta:image-count="0" meta:object-count="0" meta:page-count="7" meta:paragraph-count="242" meta:word-count="888" meta:character-count="5923" meta:non-whitespace-character-count="462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